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🌿 PLAN GÉNÉRAL DU SITE — « Portfolio Odonate »</text:h>
      <text:h text:style-name="Heading_20_3" text:outline-level="3">1. 🎯 Objectif</text:h>
      <text:p text:style-name="Text_20_body">Un site professionnel, minimaliste et poétique, présentant ton profil, ton expérience et tes projets web, tout en reflétant des valeurs de calme, maîtrise et équilibre.<text:line-break/>Il doit inspirer confiance et évoquer la nature et la durabilité — sans paraître ésotérique.</text:p>
      <text:p text:style-name="Horizontal_20_Line"/>
      <text:h text:style-name="Heading_20_2" text:outline-level="2">2. 🧱 Architecture du site (Next.js – multi-pages)</text:h>
      <text:p text:style-name="P1"><text:span text:style-name="Source_20_Text">/</text:span></text:p>
      <text:p text:style-name="P2"><text:span text:style-name="Source_20_Text">├── app/</text:span></text:p>
      <text:p text:style-name="P2"><text:span text:style-name="Source_20_Text">│ <text:s text:c="2"/>├── layout.tsx</text:span></text:p>
      <text:p text:style-name="P2"><text:span text:style-name="Source_20_Text">│ <text:s text:c="2"/>├── page.tsx <text:s text:c="14"/>→ Accueil</text:span></text:p>
      <text:p text:style-name="P2"><text:span text:style-name="Source_20_Text">│ <text:s text:c="2"/>├── about/</text:span></text:p>
      <text:p text:style-name="P2"><text:span text:style-name="Source_20_Text">│ <text:s text:c="2"/>│ <text:s text:c="2"/>└── page.tsx <text:s text:c="10"/>→ À propos</text:span></text:p>
      <text:p text:style-name="P2"><text:span text:style-name="Source_20_Text">│ <text:s text:c="2"/>├── experience/</text:span></text:p>
      <text:p text:style-name="P2"><text:span text:style-name="Source_20_Text">│ <text:s text:c="2"/>│ <text:s text:c="2"/>└── page.tsx <text:s text:c="10"/>→ Expérience</text:span></text:p>
      <text:p text:style-name="P2"><text:span text:style-name="Source_20_Text">│ <text:s text:c="2"/>├── projects/</text:span></text:p>
      <text:p text:style-name="P2"><text:span text:style-name="Source_20_Text">│ <text:s text:c="2"/>│ <text:s text:c="2"/>└── page.tsx <text:s text:c="10"/>→ Projets</text:span></text:p>
      <text:p text:style-name="P2"><text:span text:style-name="Source_20_Text">│ <text:s text:c="2"/>├── blog/</text:span></text:p>
      <text:p text:style-name="P2"><text:span text:style-name="Source_20_Text">│ <text:s text:c="2"/>│ <text:s text:c="2"/>└── page.tsx <text:s text:c="10"/>→ Blog</text:span></text:p>
      <text:p text:style-name="P2"><text:span text:style-name="Source_20_Text">│ <text:s text:c="2"/>└── contact/</text:span></text:p>
      <text:p text:style-name="P2"><text:span text:style-name="Source_20_Text">│ <text:s text:c="6"/>└── page.tsx <text:s text:c="10"/>→ Contact</text:span></text:p>
      <text:p text:style-name="P2"><text:span text:style-name="Source_20_Text">│</text:span></text:p>
      <text:p text:style-name="P2"><text:span text:style-name="Source_20_Text">├── components/</text:span></text:p>
      <text:p text:style-name="P2"><text:span text:style-name="Source_20_Text">│ <text:s text:c="2"/>├── ui/ <text:s text:c="19"/>→ shadcn components personnalisés</text:span></text:p>
      <text:p text:style-name="P2"><text:span text:style-name="Source_20_Text">│ <text:s text:c="2"/>├── layout/ <text:s text:c="15"/>→ NavBar, Footer, ThemeToggle</text:span></text:p>
      <text:p text:style-name="P2"><text:span text:style-name="Source_20_Text">│ <text:s text:c="2"/>├── sections/ <text:s text:c="13"/>→ Hero, Highlights, etc.</text:span></text:p>
      <text:p text:style-name="P2"><text:span text:style-name="Source_20_Text">│ <text:s text:c="2"/>└── cards/ <text:s text:c="16"/>→ ProjectCard, ExperienceCard</text:span></text:p>
      <text:p text:style-name="P2"><text:span text:style-name="Source_20_Text">│</text:span></text:p>
      <text:p text:style-name="P2"><text:span text:style-name="Source_20_Text">├── lib/ <text:s text:c="22"/>→ utilitaires (animations, data)</text:span></text:p>
      <text:p text:style-name="P3"><text:span text:style-name="Source_20_Text">└── public/ <text:s text:c="19"/>→ images, icônes</text:span></text:p>
      <text:p text:style-name="Horizontal_20_Line"/>
      <text:h text:style-name="Heading_20_2" text:outline-level="2">3. 🎨 Charte graphique</text:h>
      <text:p text:style-name="Text_20_body">| Élément | Couleur | Code HEX | Usage principal |<text:line-break/>|----------|----------|-----------|<text:line-break/>| Vert sauge | #8DAA91 | Couleur principale (accents, boutons) |<text:line-break/>| Bleu pétrole | #355C7D | Titres, liens, éléments calmes |<text:line-break/>| Terre cuivrée | #B97A56 | Hover, icônes, détails chauds |<text:line-break/>| Blanc cassé | #F5F3EE | Fond clair |<text:line-break/>| Charbon | #2E2E2E | Texte, mode sombre |</text:p>
      <text:p text:style-name="Text_20_body">🌓 <text:span text:style-name="Strong_20_Emphasis">Mode sombre/clair :</text:span></text:p>
      <text:list text:style-name="L1">
        <text:list-item>
          <text:p text:style-name="P4">Clair : fond blanc cassé / texte charbon</text:p>
        </text:list-item>
        <text:list-item>
          <text:p text:style-name="P4">Sombre : fond charbon / texte blanc cassé / accents cuivre &amp; sauge</text:p>
        </text:list-item>
      </text:list>
      <text:p text:style-name="Horizontal_20_Line"/>
      <text:h text:style-name="Heading_20_2" text:outline-level="2"><text:soft-page-break/>4. ✒️ Typographie</text:h>
      <text:list text:style-name="L2">
        <text:list-item>
          <text:p text:style-name="P5"><text:span text:style-name="Strong_20_Emphasis">Titres / Logo</text:span> → <text:span text:style-name="Source_20_Text">Recoleta Light</text:span> ou <text:span text:style-name="Source_20_Text">Canela Sans</text:span> <text:span text:style-name="Emphasis">(si dispo sur Google Fonts : sinon Lora ou Playfair Display en fallback)</text:span></text:p>
        </text:list-item>
        <text:list-item>
          <text:p text:style-name="P5"><text:span text:style-name="Strong_20_Emphasis">Texte courant</text:span> → <text:span text:style-name="Source_20_Text">Inter</text:span> ou <text:span text:style-name="Source_20_Text">Work Sans</text:span></text:p>
        </text:list-item>
        <text:list-item>
          <text:p text:style-name="P5"><text:span text:style-name="Strong_20_Emphasis">Citations / Philosophie</text:span> → <text:span text:style-name="Source_20_Text">EB Garamond Italic</text:span>, couleur bleu pétrole</text:p>
        </text:list-item>
      </text:list>
      <text:p text:style-name="Horizontal_20_Line"/>
      <text:h text:style-name="Heading_20_2" text:outline-level="2">5. 🪄 Mise en page générale</text:h>
      <text:h text:style-name="Heading_20_3" text:outline-level="3">Header</text:h>
      <text:list text:style-name="L3">
        <text:list-item>
          <text:p text:style-name="P6">Logo typographique “Odonate” (ou ton nom en typographie Recoleta)</text:p>
        </text:list-item>
        <text:list-item>
          <text:p text:style-name="P6">Navigation horizontale (ou menu mobile en drawer shadcn)</text:p>
        </text:list-item>
        <text:list-item>
          <text:p text:style-name="P6">Bouton <text:span text:style-name="Source_20_Text">mode sombre/clair</text:span> (icône lune/soleil lucide-react)</text:p>
        </text:list-item>
        <text:list-item>
          <text:p text:style-name="P6">Lien vers GitHub / LinkedIn (icônes minimalistes)</text:p>
        </text:list-item>
      </text:list>
      <text:h text:style-name="Heading_20_3" text:outline-level="3">Hero (Accueil)</text:h>
      <text:list text:style-name="L4">
        <text:list-item>
          <text:p text:style-name="P7">Message principal : <text:span text:style-name="Emphasis">“Développeur web — équilibre et mouvement”</text:span></text:p>
        </text:list-item>
        <text:list-item>
          <text:p text:style-name="P7">Sous-texte court : “J’aide les marques à créer des expériences numériques vivantes et durables.”</text:p>
        </text:list-item>
        <text:list-item>
          <text:p text:style-name="P7">CTA : [Voir mes projets] [Me contacter]</text:p>
        </text:list-item>
        <text:list-item>
          <text:p text:style-name="P7">Animation subtile (fade-in ou scroll)</text:p>
        </text:list-item>
      </text:list>
      <text:h text:style-name="Heading_20_3" text:outline-level="3">À propos</text:h>
      <text:list text:style-name="L5">
        <text:list-item>
          <text:p text:style-name="P8">Portrait simple ou illustration abstraite</text:p>
        </text:list-item>
        <text:list-item>
          <text:p text:style-name="P8">Philosophie / Parcours / CV (lien vers ton CV en ligne)</text:p>
        </text:list-item>
        <text:list-item>
          <text:p text:style-name="P8">Citation grecque stylisée : οἶδα ὅτι οὐδὲν οἶδα</text:p>
        </text:list-item>
      </text:list>
      <text:h text:style-name="Heading_20_3" text:outline-level="3">Expérience</text:h>
      <text:list text:style-name="L6">
        <text:list-item>
          <text:p text:style-name="P9">Timeline fluide ou cards (shadcn) avec transitions</text:p>
        </text:list-item>
        <text:list-item>
          <text:p text:style-name="P9">Mises en avant des technologies (logos discrets)</text:p>
        </text:list-item>
      </text:list>
      <text:h text:style-name="Heading_20_3" text:outline-level="3">Projets</text:h>
      <text:list text:style-name="L7">
        <text:list-item>
          <text:p text:style-name="P10">Grille responsive (ProjectCard)</text:p>
        </text:list-item>
        <text:list-item>
          <text:p text:style-name="P10">Hover doux (lumière/cuivre)</text:p>
        </text:list-item>
        <text:list-item>
          <text:p text:style-name="P10">Filtres / catégories optionnels</text:p>
        </text:list-item>
      </text:list>
      <text:h text:style-name="Heading_20_3" text:outline-level="3"><text:soft-page-break/>Blog</text:h>
      <text:list text:style-name="L8">
        <text:list-item>
          <text:p text:style-name="P11">Liste de posts (titre, résumé, date)</text:p>
        </text:list-item>
        <text:list-item>
          <text:p text:style-name="P11">Accent couleur sauge au survol</text:p>
        </text:list-item>
      </text:list>
      <text:h text:style-name="Heading_20_3" text:outline-level="3">Contact</text:h>
      <text:list text:style-name="L9">
        <text:list-item>
          <text:p text:style-name="P12">Formulaire minimal (Nom, Email, Message)</text:p>
        </text:list-item>
        <text:list-item>
          <text:p text:style-name="P12">Boutons LinkedIn / GitHub</text:p>
        </text:list-item>
        <text:list-item>
          <text:p text:style-name="P12">Citation finale douce</text:p>
        </text:list-item>
      </text:list>
      <text:h text:style-name="Heading_20_3" text:outline-level="3">Footer</text:h>
      <text:list text:style-name="L10">
        <text:list-item>
          <text:p text:style-name="P13">Lien vers CV, mentions légales, © + signature <text:span text:style-name="Emphasis">“Équilibre et mouvement”</text:span></text:p>
        </text:list-item>
      </text:list>
      <text:p text:style-name="Horizontal_20_Line"/>
      <text:h text:style-name="Heading_20_2" text:outline-level="2">6. ⚙️ Fonctionnalités techniques</text:h>
      <text:list text:style-name="L11">
        <text:list-item>
          <text:p text:style-name="P14">Mode sombre/clair via <text:span text:style-name="Source_20_Text">next-themes</text:span></text:p>
        </text:list-item>
        <text:list-item>
          <text:p text:style-name="P14">Animations via <text:span text:style-name="Source_20_Text">framer-motion</text:span></text:p>
        </text:list-item>
        <text:list-item>
          <text:p text:style-name="P14">Composants UI : <text:span text:style-name="Source_20_Text">Button</text:span>, <text:span text:style-name="Source_20_Text">Card</text:span>, <text:span text:style-name="Source_20_Text">NavigationMenu</text:span>, <text:span text:style-name="Source_20_Text">Input</text:span>, <text:span text:style-name="Source_20_Text">Textarea</text:span>, <text:span text:style-name="Source_20_Text">Separator</text:span>, <text:span text:style-name="Source_20_Text">ThemeToggle</text:span></text:p>
        </text:list-item>
        <text:list-item>
          <text:p text:style-name="P14">SEO : <text:span text:style-name="Source_20_Text">next-seo</text:span></text:p>
        </text:list-item>
        <text:list-item>
          <text:p text:style-name="P14">Blog : contenu Markdown (ou futur CMS si souhaité)</text:p>
        </text:list-item>
      </text:list>
      <text:p text:style-name="Horizontal_20_Line"/>
      <text:h text:style-name="Heading_20_2" text:outline-level="2">7. 📱 Responsive (mobile-first)</text:h>
      <text:list text:style-name="L12">
        <text:list-item>
          <text:p text:style-name="P15">Layout fluide basé sur <text:span text:style-name="Source_20_Text">grid</text:span> et <text:span text:style-name="Source_20_Text">flex</text:span></text:p>
        </text:list-item>
        <text:list-item>
          <text:p text:style-name="P15">Marges et espaces respirants</text:p>
        </text:list-item>
        <text:list-item>
          <text:p text:style-name="P15">Taille de texte adaptée à la lisibilité</text:p>
        </text:list-item>
      </text:list>
      <text:p text:style-name="Horizontal_20_Line"/>
      <text:h text:style-name="Heading_20_2" text:outline-level="2">8. 🔜 Étape suivante</text:h>
      <text:p text:style-name="Text_20_body">👉 Pour passer à la <text:span text:style-name="Strong_20_Emphasis">phase design + code</text:span>, j’ai besoin que tu valides ou précises :</text:p>
      <text:list text:style-name="L13">
        <text:list-item>
          <text:p text:style-name="P16">Le <text:span text:style-name="Strong_20_Emphasis">nom du site / logo</text:span> (Odonate ? Ton nom ? Autre ?)</text:p>
        </text:list-item>
        <text:list-item>
          <text:p text:style-name="P16">Souhaites-tu que je <text:span text:style-name="Strong_20_Emphasis">génère la première maquette</text:span> (Hero + Navbar + Palette) directement en code React (NextJS + shadcn) ?</text:p>
        </text:list-item>
        <text:list-item>
          <text:p text:style-name="P16">Souhaites-tu que je t’ajoute des <text:span text:style-name="Strong_20_Emphasis">animations naturelles (scroll, fade-in, etc.)</text:span> inspirées du vol d’une libellule (discrètes et fluides) ?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4T06:19:41.119651331</meta:creation-date>
    <dc:date>2025-10-14T06:19:56.461269262</dc:date>
    <meta:editing-duration>PT16S</meta:editing-duration>
    <meta:editing-cycles>1</meta:editing-cycles>
    <meta:document-statistic meta:table-count="0" meta:image-count="0" meta:object-count="0" meta:page-count="3" meta:paragraph-count="82" meta:word-count="621" meta:character-count="3737" meta:non-whitespace-character-count="3023"/>
    <meta:generator>LibreOffice/24.2.7.2$Linux_X86_64 LibreOffice_project/420$Build-2</meta:generator>
  </office:meta>
</office:document-meta>
</file>